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189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Fine_20_Dashed" svg:stroke-color="#000000" draw:fill="solid" draw:fill-color="#c0c0c0" draw:textarea-horizontal-align="justify" draw:textarea-vertical-align="middle" draw:auto-grow-height="false"/>
    </style:style>
    <style:style style:name="gr9" style:family="graphic" style:parent-style-name="standard">
      <style:graphic-properties draw:marker-end="Arrow" draw:textarea-vertical-align="middle"/>
    </style:style>
    <style:style style:name="gr10" style:family="graphic" style:parent-style-name="objectwithoutfill">
      <style:graphic-properties svg:stroke-color="#000000" draw:marker-end="Arrow" draw:marker-end-width="0.152cm" draw:fill="none" draw:textarea-vertical-align="middle"/>
    </style:style>
    <style:style style:name="gr11" style:family="graphic" style:parent-style-name="standard">
      <style:graphic-properties svg:stroke-width="0.102cm" svg:stroke-color="#000000" draw:marker-start-width="0.508cm" draw:marker-end-width="0.508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draw:stroke="solid" draw:stroke-dash="Fine_20_Dashed" svg:stroke-color="#000000" draw:fill="none" draw:fill-color="#c0c0c0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14" style:family="graphic" style:parent-style-name="standard">
      <style:graphic-properties draw:fill="none" draw:textarea-horizontal-align="justify" draw:textarea-vertical-align="middle" draw:auto-grow-height="false"/>
    </style:style>
    <style:style style:name="gr15" style:family="graphic" style:parent-style-name="standard">
      <style:graphic-properties draw:fill="none" draw:fill-color="#c0c0c0" draw:textarea-horizontal-align="justify" draw:textarea-vertical-align="middle" draw:auto-grow-height="false"/>
    </style:style>
    <style:style style:name="gr16" style:family="graphic" style:parent-style-name="standard">
      <style:graphic-properties draw:stroke="solid" draw:stroke-dash="Fine_20_Dashed" svg:stroke-color="#000000" draw:fill="none" draw:fill-color="#0000ff" draw:textarea-horizontal-align="justify" draw:textarea-vertical-align="middle" draw:auto-grow-height="false"/>
    </style:style>
    <style:style style:name="P1" style:family="paragraph"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text-properties style:font-name="Liberation Serif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Liberation Serif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style:use-window-font-color="true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04cm" svg:height="0.729cm" svg:x="0.127cm" svg:y="4.616cm">
          <draw:text-box>
            <text:p><text:span text:style-name="T1">(d)</text:span></text:p>
          </draw:text-box>
        </draw:frame>
        <draw:frame draw:style-name="gr2" draw:text-style-name="P2" xml:id="id1" draw:id="id1" draw:layer="layout" svg:width="1.137cm" svg:height="0.958cm" svg:x="3.718cm" svg:y="1.524cm">
          <draw:text-box>
            <text:p><text:span text:style-name="T2">★</text:span></text:p>
          </draw:text-box>
        </draw:frame>
        <draw:line draw:style-name="gr3" draw:text-style-name="P3" draw:layer="layout" svg:x1="9.484cm" svg:y1="4.771cm" svg:x2="9.484cm" svg:y2="8.2cm">
          <text:p/>
        </draw:line>
        <draw:frame draw:style-name="gr4" draw:text-style-name="P1" draw:layer="layout" svg:width="0.896cm" svg:height="0.963cm" svg:x="9.604cm" svg:y="5.787cm">
          <draw:text-box>
            <text:p><text:span text:style-name="T1">Σ</text:span></text:p>
          </draw:text-box>
        </draw:frame>
        <draw:custom-shape draw:style-name="gr5" draw:text-style-name="P3" draw:layer="layout" svg:width="0.254cm" svg:height="0.254cm" svg:x="1.609cm" svg:y="7.153cm">
          <text:p text:style-name="P3">...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254cm" svg:height="0.254cm" svg:x="1.609cm" svg:y="9.153cm">
          <text:p><text:span text:style-name="T3">Σ</text:span><text:span text:style-name="T4">w</text:span></text:p>
          <draw:enhanced-geometry svg:viewBox="0 0 21600 21600" draw:type="rectangle" draw:enhanced-path="M 0 0 L 21600 0 21600 21600 0 21600 0 0 Z N"/>
        </draw:custom-shape>
        <draw:g xml:id="id4" draw:id="id4">
          <draw:custom-shape draw:style-name="gr7" draw:text-style-name="P3" draw:layer="layout" svg:width="0.116cm" svg:height="0.253cm" svg:x="1.167cm" svg:y="0.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1.283cm" svg:y="0.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1.4cm" svg:y="0.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1.516cm" svg:y="0.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1.633cm" svg:y="0.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1.749cm" svg:y="0.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1.866cm" svg:y="0.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1.982cm" svg:y="0.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2.099cm" svg:y="0.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2.215cm" svg:y="0.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2.332cm" svg:y="0.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2.448cm" svg:y="0.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2.565cm" svg:y="0.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2.681cm" svg:y="0.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2.798cm" svg:y="0.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2.914cm" svg:y="0.7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3.031cm" svg:y="0.7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3.147cm" svg:y="0.7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3.264cm" svg:y="0.7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3.38cm" svg:y="0.7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3.497cm" svg:y="0.7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3.613cm" svg:y="0.7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3.73cm" svg:y="0.7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3.846cm" svg:y="0.7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3.963cm" svg:y="0.7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4.079cm" svg:y="0.7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4.196cm" svg:y="0.7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4.312cm" svg:y="0.72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4.429cm" svg:y="0.729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.018cm" svg:height="0.729cm" svg:x="0.127cm" svg:y="0.454cm">
          <draw:text-box>
            <text:p><text:span text:style-name="T1">(a)</text:span></text:p>
          </draw:text-box>
        </draw:frame>
        <draw:frame draw:style-name="gr1" draw:text-style-name="P1" draw:layer="layout" svg:width="1.04cm" svg:height="0.729cm" svg:x="8.866cm" svg:y="0.454cm">
          <draw:text-box>
            <text:p><text:span text:style-name="T1">(b)</text:span></text:p>
          </draw:text-box>
        </draw:frame>
        <draw:custom-shape draw:style-name="gr5" draw:text-style-name="P3" draw:layer="layout" svg:width="0.254cm" svg:height="0.254cm" svg:x="1.609cm" svg:y="4.853cm">
          <text:p text:style-name="P3"><text:span text:style-name="T3">w</text:span><text:span text:style-name="T4">1</text:span></text:p>
          <draw:enhanced-geometry svg:viewBox="0 0 21600 21600" draw:type="rectangle" draw:enhanced-path="M 0 0 L 21600 0 21600 21600 0 21600 0 0 Z N"/>
        </draw:custom-shape>
        <draw:g>
          <draw:custom-shape draw:style-name="gr8" draw:text-style-name="P3" draw:layer="layout" svg:width="0.116cm" svg:height="0.254cm" svg:x="2.24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2.356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2.473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2.589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2.706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2.822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2.939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3.055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3.172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3.288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3.405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3.521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3.638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3.754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3.871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3.987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4.104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4.22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4.337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4.453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4.57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4.686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4.803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4.919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5.036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5.152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5.269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5.385cm" svg:y="4.853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5.502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5.618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5.734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5.851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5.967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6.084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6.2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6.317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6.433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6.55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6.666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6.783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6.899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7.016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7.132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7.249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7.365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7.482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7.598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7.715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7.831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7.948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8.064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8.181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8.297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8.414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8.53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8.647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8.763cm" svg:y="4.853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8.88cm" svg:y="4.853cm">
            <text:p/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7" draw:text-style-name="P3" draw:layer="layout" svg:width="0.116cm" svg:height="0.253cm" svg:x="2.597cm" svg:y="3.5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2.713cm" svg:y="3.5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2.83cm" svg:y="3.5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2.946cm" svg:y="3.5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3.063cm" svg:y="3.5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3.179cm" svg:y="3.5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3.296cm" svg:y="3.5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3.412cm" svg:y="3.5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3.529cm" svg:y="3.5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3.645cm" svg:y="3.5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3.762cm" svg:y="3.5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3.878cm" svg:y="3.5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3.995cm" svg:y="3.5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4.111cm" svg:y="3.5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4.228cm" svg:y="3.5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4.344cm" svg:y="3.565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4.461cm" svg:y="3.56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4.577cm" svg:y="3.56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4.694cm" svg:y="3.56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4.81cm" svg:y="3.56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4.927cm" svg:y="3.56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5.043cm" svg:y="3.56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5.16cm" svg:y="3.56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5.276cm" svg:y="3.56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5.393cm" svg:y="3.56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5.509cm" svg:y="3.56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5.626cm" svg:y="3.56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3cm" svg:x="5.742cm" svg:y="3.56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3cm" svg:x="5.859cm" svg:y="3.564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1" draw:layer="layout" svg:width="1.018cm" svg:height="0.729cm" svg:x="1.528cm" svg:y="3.327cm">
          <draw:text-box>
            <text:p><text:span text:style-name="T1">(c)</text:span></text:p>
          </draw:text-box>
        </draw:frame>
        <draw:connector draw:style-name="gr9" draw:text-style-name="P3" draw:layer="layout" svg:x1="4.286cm" svg:y1="2.482cm" svg:x2="4.286cm" svg:y2="3.564cm" draw:start-shape="id1" draw:start-glue-point="2" draw:end-shape="id2" draw:end-glue-point="0" svg:d="M4286 2482v1082" svg:viewBox="0 0 1 1083">
          <text:p/>
        </draw:connector>
        <draw:custom-shape draw:style-name="gr5" draw:text-style-name="P3" draw:layer="layout" svg:width="0.254cm" svg:height="0.254cm" svg:x="1.609cm" svg:y="5.681cm">
          <text:p text:style-name="P3"><text:span text:style-name="T3">w</text:span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254cm" svg:height="0.254cm" svg:x="1.609cm" svg:y="6.466cm">
          <text:p text:style-name="P3"><text:span text:style-name="T3">w</text:span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254cm" svg:height="0.254cm" svg:x="1.609cm" svg:y="7.986cm">
          <text:p text:style-name="P3"><text:span text:style-name="T3">w</text:span><text:span text:style-name="T4">n</text:span></text:p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018cm" svg:height="0.729cm" svg:x="0.128cm" svg:y="8.916cm">
          <draw:text-box>
            <text:p><text:span text:style-name="T1">(e)</text:span></text:p>
          </draw:text-box>
        </draw:frame>
        <draw:g>
          <draw:custom-shape draw:style-name="gr7" draw:text-style-name="P3" draw:layer="layout" svg:width="0.117cm" svg:height="0.25cm" svg:x="5.699cm" svg:y="0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5" draw:layer="layout" svg:x1="5.466cm" svg:y1="0.475cm" svg:x2="5.932cm" svg:y2="0.475cm">
            <text:p text:style-name="P4"><text:span text:style-name="T5">w</text:span></text:p>
            <text:p text:style-name="P4"><text:span text:style-name="T5"/></text:p>
          </draw:line>
          <draw:custom-shape draw:style-name="gr7" draw:text-style-name="P3" draw:layer="layout" svg:width="0.117cm" svg:height="0.25cm" svg:x="5.466cm" svg:y="0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6cm" svg:height="0.25cm" svg:x="5.583cm" svg:y="0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6cm" svg:height="0.25cm" svg:x="5.816cm" svg:y="0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7cm" svg:height="0.25cm" svg:x="5.932cm" svg:y="0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6cm" svg:height="0.25cm" svg:x="6.049cm" svg:y="0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7cm" svg:height="0.25cm" svg:x="6.165cm" svg:y="0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6cm" svg:height="0.25cm" svg:x="6.282cm" svg:y="0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7cm" svg:height="0.25cm" svg:x="6.398cm" svg:y="0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6cm" svg:height="0.25cm" svg:x="6.515cm" svg:y="0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7cm" svg:height="0.25cm" svg:x="6.631cm" svg:y="0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6cm" svg:height="0.25cm" svg:x="6.748cm" svg:y="0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7cm" svg:height="0.25cm" svg:x="6.864cm" svg:y="0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6cm" svg:height="0.25cm" svg:x="6.981cm" svg:y="0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7cm" svg:height="0.25cm" svg:x="7.097cm" svg:y="0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6cm" svg:height="0.25cm" svg:x="7.214cm" svg:y="0.7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6cm" svg:height="0.25cm" svg:x="7.33cm" svg:y="0.7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7cm" svg:height="0.25cm" svg:x="7.446cm" svg:y="0.7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6cm" svg:height="0.25cm" svg:x="7.563cm" svg:y="0.7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7cm" svg:height="0.25cm" svg:x="7.679cm" svg:y="0.7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6cm" svg:height="0.25cm" svg:x="7.796cm" svg:y="0.7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7cm" svg:height="0.25cm" svg:x="7.912cm" svg:y="0.7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6cm" svg:height="0.25cm" svg:x="8.029cm" svg:y="0.7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7cm" svg:height="0.25cm" svg:x="8.145cm" svg:y="0.7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6cm" svg:height="0.25cm" svg:x="8.262cm" svg:y="0.7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7cm" svg:height="0.25cm" svg:x="8.378cm" svg:y="0.7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6cm" svg:height="0.25cm" svg:x="8.495cm" svg:y="0.7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7cm" svg:height="0.25cm" svg:x="8.611cm" svg:y="0.7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0.116cm" svg:height="0.25cm" svg:x="8.728cm" svg:y="0.7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3" xml:id="id3" draw:id="id3" draw:layer="layout" svg:width="0.466cm" svg:height="0.25cm" svg:x="5.466cm" svg:y="0.7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9" draw:text-style-name="P3" draw:layer="layout" svg:x1="5.699cm" svg:y1="0.982cm" svg:x2="4.855cm" svg:y2="2.003cm" draw:start-shape="id3" draw:start-glue-point="2" draw:end-shape="id1" draw:end-glue-point="1" svg:d="M5699 982v1021h-844" svg:viewBox="0 0 845 1022">
          <text:p/>
        </draw:connector>
        <draw:connector draw:style-name="gr9" draw:text-style-name="P3" draw:layer="layout" svg:x1="2.856cm" svg:y1="0.983cm" svg:x2="3.718cm" svg:y2="2.003cm" draw:start-shape="id4" draw:start-glue-point="2" draw:end-shape="id1" draw:end-glue-point="3" svg:d="M2856 983v1020h862" svg:viewBox="0 0 863 1021">
          <text:p/>
        </draw:connector>
        <draw:g>
          <draw:custom-shape draw:style-name="gr8" draw:text-style-name="P3" draw:layer="layout" svg:width="0.116cm" svg:height="0.254cm" svg:x="2.241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2.357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2.474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2.59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2.707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2.823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2.94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3.056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3.173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3.289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3.406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3.522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3.639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3.755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3.872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3.988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4.105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4.221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4.338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4.454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4.571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4.687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4.804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4.92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5.037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5.153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5.27cm" svg:y="5.68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5.386cm" svg:y="5.681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6cm" svg:height="0.254cm" svg:x="5.503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5.619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5.735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5.852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5.968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6.085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6.201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6.318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6.434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6.551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6.667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6.784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6.9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7.017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7.133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7.25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7.366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7.483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7.599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7.716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7.832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7.949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8.065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8.182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8.298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8.415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8.531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8.648cm" svg:y="5.681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8.764cm" svg:y="5.681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6cm" svg:height="0.254cm" svg:x="8.881cm" svg:y="5.681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8" draw:text-style-name="P3" draw:layer="layout" svg:width="0.116cm" svg:height="0.254cm" svg:x="2.242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2.358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2.475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2.591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2.708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2.824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2.941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3.057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3.174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3.29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3.407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3.523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3.64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3.756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3.873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3.989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4.106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4.222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4.339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4.455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4.572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4.688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4.805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4.921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5.038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7cm" svg:height="0.254cm" svg:x="5.154cm" svg:y="6.466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3" draw:layer="layout" svg:width="0.116cm" svg:height="0.254cm" svg:x="5.271cm" svg:y="6.46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7cm" svg:height="0.254cm" svg:x="5.387cm" svg:y="6.466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6cm" svg:height="0.254cm" svg:x="5.504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5.62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5.736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5.853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5.969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6.086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6.202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6.319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6.435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6.552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6.668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6.785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6.901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7.018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7.134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7.251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7.367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7.484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7.6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7.717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7.833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7.95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8.066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8.183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8.299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8.416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7cm" svg:height="0.254cm" svg:x="8.532cm" svg:y="6.466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3" draw:layer="layout" svg:width="0.116cm" svg:height="0.254cm" svg:x="8.649cm" svg:y="6.46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7cm" svg:height="0.254cm" svg:x="8.765cm" svg:y="6.46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6cm" svg:height="0.254cm" svg:x="8.882cm" svg:y="6.46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2" draw:text-style-name="P3" draw:layer="layout" svg:width="0.116cm" svg:height="0.254cm" svg:x="2.244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7cm" svg:height="0.254cm" svg:x="2.36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6cm" svg:height="0.254cm" svg:x="2.477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7cm" svg:height="0.254cm" svg:x="2.593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6cm" svg:height="0.254cm" svg:x="2.71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7cm" svg:height="0.254cm" svg:x="2.826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6cm" svg:height="0.254cm" svg:x="2.943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7cm" svg:height="0.254cm" svg:x="3.059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6cm" svg:height="0.254cm" svg:x="3.176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7cm" svg:height="0.254cm" svg:x="3.292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6cm" svg:height="0.254cm" svg:x="3.409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7cm" svg:height="0.254cm" svg:x="3.525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6cm" svg:height="0.254cm" svg:x="3.642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7cm" svg:height="0.254cm" svg:x="3.758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6cm" svg:height="0.254cm" svg:x="3.875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7cm" svg:height="0.254cm" svg:x="3.991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6cm" svg:height="0.254cm" svg:x="4.108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7cm" svg:height="0.254cm" svg:x="4.224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6cm" svg:height="0.254cm" svg:x="4.341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7cm" svg:height="0.254cm" svg:x="4.457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6cm" svg:height="0.254cm" svg:x="4.574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7cm" svg:height="0.254cm" svg:x="4.69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6cm" svg:height="0.254cm" svg:x="4.807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7cm" svg:height="0.254cm" svg:x="4.923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6cm" svg:height="0.254cm" svg:x="5.04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7cm" svg:height="0.254cm" svg:x="5.156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6cm" svg:height="0.254cm" svg:x="5.273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7cm" svg:height="0.254cm" svg:x="5.389cm" svg:y="9.153cm">
            <text:p/>
            <draw:enhanced-geometry svg:viewBox="0 0 21600 21600" draw:type="rectangle" draw:enhanced-path="M 0 0 L 21600 0 21600 21600 0 21600 0 0 Z N"/>
          </draw:custom-shape>
          <draw:custom-shape draw:style-name="gr12" draw:text-style-name="P3" draw:layer="layout" svg:width="0.116cm" svg:height="0.254cm" svg:x="5.506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6cm" svg:height="0.254cm" svg:x="5.622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7cm" svg:height="0.254cm" svg:x="5.738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6cm" svg:height="0.254cm" svg:x="5.855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7cm" svg:height="0.254cm" svg:x="5.971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6cm" svg:height="0.254cm" svg:x="6.088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7cm" svg:height="0.254cm" svg:x="6.204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6cm" svg:height="0.254cm" svg:x="6.321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7cm" svg:height="0.254cm" svg:x="6.437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6cm" svg:height="0.254cm" svg:x="6.554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7cm" svg:height="0.254cm" svg:x="6.67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6cm" svg:height="0.254cm" svg:x="6.787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7cm" svg:height="0.254cm" svg:x="6.903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6cm" svg:height="0.254cm" svg:x="7.02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7cm" svg:height="0.254cm" svg:x="7.136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6cm" svg:height="0.254cm" svg:x="7.253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7cm" svg:height="0.254cm" svg:x="7.369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6cm" svg:height="0.254cm" svg:x="7.486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7cm" svg:height="0.254cm" svg:x="7.602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6cm" svg:height="0.254cm" svg:x="7.719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7cm" svg:height="0.254cm" svg:x="7.835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6cm" svg:height="0.254cm" svg:x="7.952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7cm" svg:height="0.254cm" svg:x="8.068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6cm" svg:height="0.254cm" svg:x="8.185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7cm" svg:height="0.254cm" svg:x="8.301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6cm" svg:height="0.254cm" svg:x="8.418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7cm" svg:height="0.254cm" svg:x="8.534cm" svg:y="9.153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3" draw:layer="layout" svg:width="0.116cm" svg:height="0.254cm" svg:x="8.651cm" svg:y="9.15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117cm" svg:height="0.254cm" svg:x="8.767cm" svg:y="9.153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0.116cm" svg:height="0.254cm" svg:x="8.884cm" svg:y="9.15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6" draw:text-style-name="P3" draw:layer="layout" svg:width="0.116cm" svg:height="0.254cm" svg:x="2.241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7cm" svg:height="0.254cm" svg:x="2.357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6cm" svg:height="0.254cm" svg:x="2.474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7cm" svg:height="0.254cm" svg:x="2.59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6cm" svg:height="0.254cm" svg:x="2.707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7cm" svg:height="0.254cm" svg:x="2.823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6cm" svg:height="0.254cm" svg:x="2.94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7cm" svg:height="0.254cm" svg:x="3.056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6cm" svg:height="0.254cm" svg:x="3.173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7cm" svg:height="0.254cm" svg:x="3.289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6cm" svg:height="0.254cm" svg:x="3.406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7cm" svg:height="0.254cm" svg:x="3.522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6cm" svg:height="0.254cm" svg:x="3.639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7cm" svg:height="0.254cm" svg:x="3.755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6cm" svg:height="0.254cm" svg:x="3.872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7cm" svg:height="0.254cm" svg:x="3.988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6cm" svg:height="0.254cm" svg:x="4.105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7cm" svg:height="0.254cm" svg:x="4.221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6cm" svg:height="0.254cm" svg:x="4.338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7cm" svg:height="0.254cm" svg:x="4.454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6cm" svg:height="0.254cm" svg:x="4.571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7cm" svg:height="0.254cm" svg:x="4.687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6cm" svg:height="0.254cm" svg:x="4.804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7cm" svg:height="0.254cm" svg:x="4.92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6cm" svg:height="0.254cm" svg:x="5.037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7cm" svg:height="0.254cm" svg:x="5.153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6cm" svg:height="0.254cm" svg:x="5.27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7cm" svg:height="0.254cm" svg:x="5.386cm" svg:y="7.98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3" draw:layer="layout" svg:width="0.116cm" svg:height="0.254cm" svg:x="5.503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6cm" svg:height="0.254cm" svg:x="5.619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7cm" svg:height="0.254cm" svg:x="5.735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6cm" svg:height="0.254cm" svg:x="5.852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7cm" svg:height="0.254cm" svg:x="5.968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6cm" svg:height="0.254cm" svg:x="6.085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7cm" svg:height="0.254cm" svg:x="6.201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6cm" svg:height="0.254cm" svg:x="6.318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7cm" svg:height="0.254cm" svg:x="6.434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6cm" svg:height="0.254cm" svg:x="6.551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7cm" svg:height="0.254cm" svg:x="6.667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6cm" svg:height="0.254cm" svg:x="6.784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7cm" svg:height="0.254cm" svg:x="6.9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6cm" svg:height="0.254cm" svg:x="7.017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7cm" svg:height="0.254cm" svg:x="7.133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6cm" svg:height="0.254cm" svg:x="7.25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7cm" svg:height="0.254cm" svg:x="7.366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6cm" svg:height="0.254cm" svg:x="7.483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7cm" svg:height="0.254cm" svg:x="7.599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6cm" svg:height="0.254cm" svg:x="7.716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7cm" svg:height="0.254cm" svg:x="7.832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6cm" svg:height="0.254cm" svg:x="7.949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7cm" svg:height="0.254cm" svg:x="8.065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6cm" svg:height="0.254cm" svg:x="8.182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7cm" svg:height="0.254cm" svg:x="8.298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6cm" svg:height="0.254cm" svg:x="8.415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7cm" svg:height="0.254cm" svg:x="8.531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6cm" svg:height="0.254cm" svg:x="8.648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7cm" svg:height="0.254cm" svg:x="8.764cm" svg:y="7.98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3" draw:layer="layout" svg:width="0.116cm" svg:height="0.254cm" svg:x="8.881cm" svg:y="7.98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617cm" fo:page-height="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helio </meta:initial-creator>
    <meta:creation-date>2014-06-26T08:45:41.629332471</meta:creation-date>
    <dc:date>2014-07-25T11:14:21.102018832</dc:date>
    <dc:creator>helio </dc:creator>
    <meta:editing-duration>PT1M45S</meta:editing-duration>
    <meta:editing-cycles>7</meta:editing-cycles>
    <meta:generator>LibreOffice/4.2.4.2$Linux_x86 LibreOffice_project/420m0$Build-2</meta:generator>
    <meta:document-statistic meta:object-count="404"/>
  </office:meta>
</office:document-meta>
</file>